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'Source Sans Pro', 'Helvetica Neue', Arial, sans-serif"/>
    <style:font-face style:name="Lohit Devanagari1" svg:font-family="'Lohit Devanagari'"/>
    <style:font-face style:name="Roboto Mono" svg:font-family="'Roboto Mono', Monaco, Menlo, Consolas, monospace"/>
    <style:font-face style:name="Source Sans Pro" svg:font-family="'Source Sans Pro', 'Helvetica Neue'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889cm" table:align="left"/>
    </style:style>
    <style:style style:name="Table1.A" style:family="table-column">
      <style:table-column-properties style:column-width="16.889cm"/>
    </style:style>
    <style:style style:name="Table1.1" style:family="table-row">
      <style:table-row-properties style:min-row-height="9.393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444444" style:text-line-through-style="none" style:text-line-through-type="none" style:font-name="Lato" fo:font-size="27pt" style:text-underline-style="solid" style:text-underline-width="auto" style:text-underline-color="font-color" fo:font-weight="bold" style:text-blinking="false" style:font-weight-asian="bold" style:font-weight-complex="bold"/>
    </style:style>
    <style:style style:name="P2" style:family="paragraph" style:parent-style-name="Heading_20_2">
      <style:text-properties fo:font-variant="normal" fo:text-transform="none" fo:color="#444444" style:font-name="Source Sans Pro" fo:letter-spacing="normal" fo:font-style="normal" fo:font-weight="bold" style:font-weight-asian="bold" style:font-weight-complex="bold"/>
    </style:style>
    <style:style style:name="P3" style:family="paragraph" style:parent-style-name="Heading_20_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Source Sans Pro" fo:font-size="16pt" fo:letter-spacing="normal" fo:font-style="normal" fo:font-weight="bold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text-indent="0cm" style:auto-text-indent="false" fo:padding="0cm" fo:border="none"/>
      <style:text-properties fo:color="#000000" style:font-name="inherit" fo:font-size="12pt" fo:font-weight="normal" style:font-size-asian="12pt" style:font-size-complex="12pt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text-indent="0cm" style:auto-text-indent="false" fo:padding="0cm" fo:border="none"/>
      <style:text-properties fo:color="#000000" fo:font-size="12pt" style:font-size-asian="12pt" style:font-size-complex="12pt"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start" style:justify-single-word="false" fo:text-indent="0cm" style:auto-text-indent="false" fo:padding="0cm" fo:border="none"/>
      <style:text-properties fo:color="#000000" fo:font-size="12pt" officeooo:paragraph-rsid="001feec5" style:font-size-asian="12pt" style:font-size-complex="12pt" loext:padding="0cm" loext:border="none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Text_20_body">
      <style:text-properties fo:font-variant="normal" fo:text-transform="none" fo:color="#444444" style:font-name="Source Sans Pro" fo:letter-spacing="normal" fo:font-style="normal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444444" style:font-name="Source Sans Pro" fo:font-size="10.5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size="12pt" style:font-size-asian="12pt" style:font-size-complex="12pt"/>
    </style:style>
    <style:style style:name="P12" style:family="paragraph" style:parent-style-name="Text_20_body" style:list-style-name="L1">
      <style:paragraph-properties fo:margin-left="0cm" fo:margin-right="0cm" fo:margin-top="0.201cm" fo:margin-bottom="0.201cm" loext:contextual-spacing="false" fo:orphans="2" fo:widows="2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cm" fo:margin-right="0cm" fo:margin-top="0.201cm" fo:margin-bottom="0.201cm" loext:contextual-spacing="false" fo:orphans="2" fo:widows="2" fo:text-indent="0cm" style:auto-text-indent="false" fo:padding="0cm" fo:border="none"/>
      <style:text-properties officeooo:paragraph-rsid="001d55d4"/>
    </style:style>
    <style:style style:name="P14" style:family="paragraph" style:parent-style-name="Text_20_body" style:list-style-name="L1">
      <style:paragraph-properties fo:margin-left="0cm" fo:margin-right="0cm" fo:margin-top="0.201cm" fo:margin-bottom="0.448cm" loext:contextual-spacing="false" fo:orphans="2" fo:widows="2" fo:text-indent="0cm" style:auto-text-indent="false" fo:padding="0cm" fo:border="none"/>
      <style:text-properties officeooo:paragraph-rsid="001feec5"/>
    </style:style>
    <style:style style:name="T1" style:family="text">
      <style:text-properties fo:font-variant="normal" fo:text-transform="none" fo:color="#444444" style:font-name="Source Sans Pro" fo:letter-spacing="normal" fo:font-style="normal" fo:font-weight="normal"/>
    </style:style>
    <style:style style:name="T2" style:family="text">
      <style:text-properties fo:font-variant="normal" fo:text-transform="none" fo:color="#444444" style:font-name="Source Sans Pro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444444" style:font-name="Roboto Mono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4" style:family="text">
      <style:text-properties fo:font-variant="normal" fo:text-transform="none" fo:color="#444444" style:font-name="Roboto Mono" fo:font-size="12pt" fo:letter-spacing="normal" fo:font-style="normal" fo:font-weight="bold" style:font-size-asian="12pt" style:font-size-complex="12pt" loext:padding="0cm" loext:border="none"/>
    </style:style>
    <style:style style:name="T5" style:family="text">
      <style:text-properties fo:font-variant="normal" fo:text-transform="none" fo:color="#444444" style:font-name="Roboto Mono" fo:font-size="12pt" fo:letter-spacing="normal" fo:font-style="normal" fo:font-weight="normal" style:font-size-asian="12pt" style:font-size-complex="12pt" loext:padding="0cm" loext:border="none"/>
    </style:style>
    <style:style style:name="T6" style:family="text">
      <style:text-properties fo:font-variant="normal" fo:text-transform="none" fo:color="#444444" style:font-name="Roboto Mono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444444" style:font-name="Roboto Mono" fo:font-size="12pt" fo:letter-spacing="normal" fo:font-style="normal" fo:font-weight="normal" style:font-size-asian="12pt" style:font-style-asian="normal" style:font-size-complex="12pt" style:font-style-complex="normal" loext:padding="0cm" loext:border="none"/>
    </style:style>
    <style:style style:name="T8" style:family="text">
      <style:text-properties fo:font-variant="normal" fo:text-transform="none" fo:color="#444444" style:font-name="inherit" fo:font-size="12pt" fo:letter-spacing="normal" fo:font-style="normal" fo:font-weight="bold" style:font-size-asian="12pt" style:font-size-complex="12pt" loext:padding="0cm" loext:border="none"/>
    </style:style>
    <style:style style:name="T9" style:family="text">
      <style:text-properties fo:font-variant="normal" fo:text-transform="none" fo:color="#444444" style:font-name="inherit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444444" style:font-name="inherit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1" style:family="text">
      <style:text-properties fo:font-variant="normal" fo:text-transform="none" fo:color="#444444" style:font-name="inherit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444444" style:font-name="inherit" fo:font-size="12pt" fo:letter-spacing="normal" fo:font-style="normal" fo:font-weight="normal" style:font-size-asian="12pt" style:font-size-complex="12pt" loext:padding="0cm" loext:border="none"/>
    </style:style>
    <style:style style:name="T13" style:family="text">
      <style:text-properties fo:font-variant="normal" fo:text-transform="none" fo:color="#444444" style:font-name="inherit" fo:font-size="12pt" fo:letter-spacing="normal" fo:font-style="normal" fo:font-weight="normal" style:font-size-asian="12pt" style:font-style-asian="normal" style:font-size-complex="12pt" style:font-style-complex="normal" loext:padding="0cm" loext:border="none"/>
    </style:style>
    <style:style style:name="T14" style:family="text">
      <style:text-properties fo:font-variant="normal" fo:text-transform="none" fo:color="#444444" style:font-name="inherit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5" style:family="text">
      <style:text-properties fo:font-variant="normal" fo:text-transform="none" fo:color="#444444" style:font-name="inherit" fo:font-size="12pt" fo:letter-spacing="normal" fo:font-style="italic" fo:font-weight="normal" style:font-size-asian="12pt" style:font-size-complex="12pt" loext:padding="0cm" loext:border="none"/>
    </style:style>
    <style:style style:name="T16" style:family="text">
      <style:text-properties fo:font-variant="normal" fo:text-transform="none" fo:color="#444444" style:font-name="inherit" fo:font-size="12pt" fo:letter-spacing="normal" fo:font-style="italic" fo:font-weight="normal" style:font-size-asian="12pt" style:font-weight-asian="normal" style:font-size-complex="12pt" style:font-weight-complex="normal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inherit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18" style:family="text">
      <style:text-properties fo:font-variant="normal" fo:text-transform="none" fo:color="#000000" style:font-name="Roboto Mono" fo:font-size="12pt" fo:letter-spacing="normal" fo:font-style="normal" fo:font-weight="bold" style:font-size-asian="12pt" style:font-size-complex="12pt" loext:padding="0cm" loext:border="none"/>
    </style:style>
    <style:style style:name="T19" style:family="text">
      <style:text-properties fo:font-variant="normal" fo:text-transform="none" fo:color="#000000" style:font-name="Roboto Mono" fo:font-size="12pt" fo:letter-spacing="normal" fo:font-style="normal" fo:font-weight="normal" style:font-size-asian="12pt" style:font-size-complex="12pt" loext:padding="0cm" loext:border="none"/>
    </style:style>
    <style:style style:name="T20" style:family="text">
      <style:text-properties fo:font-variant="normal" fo:text-transform="none" fo:color="#000000" style:font-name="Roboto Mono" fo:font-size="12pt" fo:letter-spacing="normal" fo:font-style="normal" fo:font-weight="normal" style:font-size-asian="12pt" style:font-style-asian="normal" style:font-size-complex="12pt" style:font-style-complex="normal" loext:padding="0cm" loext:border="none"/>
    </style:style>
    <style:style style:name="T21" style:family="text">
      <style:text-properties fo:font-variant="normal" fo:text-transform="none" fo:color="#000000" style:font-name="Roboto Mono" fo:font-size="12pt" fo:letter-spacing="normal" fo:font-style="italic" fo:font-weight="normal" style:font-size-asian="12pt" style:font-size-complex="12pt" loext:padding="0cm" loext:border="none"/>
    </style:style>
    <style:style style:name="T22" style:family="text">
      <style:text-properties fo:font-variant="normal" fo:text-transform="none" fo:color="#000000" style:font-name="Roboto Mono" fo:font-size="12pt" fo:letter-spacing="normal" fo:font-style="italic" fo:font-weight="normal" style:font-size-asian="12pt" style:font-style-asian="italic" style:font-size-complex="12pt" style:font-style-complex="italic" loext:padding="0cm" loext:border="none"/>
    </style:style>
    <style:style style:name="T23" style:family="text">
      <style:text-properties fo:font-variant="normal" fo:text-transform="none" fo:color="#000000" style:font-name="inherit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style:font-name="inherit" fo:font-size="12pt" fo:letter-spacing="normal" fo:font-style="normal" fo:font-weight="normal" style:font-size-asian="12pt" style:font-size-complex="12pt" loext:padding="0cm" loext:border="none"/>
    </style:style>
    <style:style style:name="T25" style:family="text">
      <style:text-properties fo:font-variant="normal" fo:text-transform="none" fo:color="#000000" style:font-name="inherit" fo:font-size="12pt" fo:letter-spacing="normal" fo:font-style="normal" fo:font-weight="normal" style:font-size-asian="12pt" style:font-style-asian="normal" style:font-size-complex="12pt" style:font-style-complex="normal"/>
    </style:style>
    <style:style style:name="T26" style:family="text">
      <style:text-properties fo:font-variant="normal" fo:text-transform="none" fo:color="#000000" style:font-name="inherit" fo:font-size="12pt" fo:letter-spacing="normal" fo:font-style="normal" fo:font-weight="normal" style:font-size-asian="12pt" style:font-style-asian="normal" style:font-size-complex="12pt" style:font-style-complex="normal" loext:padding="0cm" loext:border="none"/>
    </style:style>
    <style:style style:name="T27" style:family="text">
      <style:text-properties fo:font-variant="normal" fo:text-transform="none" fo:color="#000000" style:font-name="inherit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28" style:family="text">
      <style:text-properties fo:font-variant="normal" fo:text-transform="none" fo:color="#000000" style:font-name="inherit" fo:font-size="12pt" fo:letter-spacing="normal" fo:font-style="italic" fo:font-weight="normal" style:font-size-asian="12pt" style:font-size-complex="12pt" loext:padding="0cm" loext:border="none"/>
    </style:style>
    <style:style style:name="T29" style:family="text">
      <style:text-properties fo:font-variant="normal" fo:text-transform="none" fo:color="#000000" style:font-name="inherit" fo:font-size="12pt" fo:letter-spacing="normal" fo:font-style="italic" fo:font-weight="normal" style:font-size-asian="12pt" style:font-style-asian="italic" style:font-size-complex="12pt" style:font-style-complex="italic"/>
    </style:style>
    <style:style style:name="T30" style:family="text">
      <style:text-properties fo:font-variant="normal" fo:text-transform="none" fo:color="#000000" style:font-name="inherit" fo:font-size="12pt" fo:letter-spacing="normal" fo:font-style="italic" fo:font-weight="normal" style:font-size-asian="12pt" style:font-style-asian="italic" style:font-size-complex="12pt" style:font-style-complex="italic" loext:padding="0cm" loext:border="none"/>
    </style:style>
    <style:style style:name="T31" style:family="text">
      <style:text-properties style:font-name="inherit" fo:font-weight="normal"/>
    </style:style>
    <style:style style:name="T32" style:family="text">
      <style:text-properties fo:color="#b5bd68" style:font-name="inherit" fo:font-weight="normal"/>
    </style:style>
    <style:style style:name="T33" style:family="text">
      <style:text-properties fo:color="#de935f" style:font-name="inherit" fo:font-weight="normal"/>
    </style:style>
    <style:style style:name="T34" style:family="text">
      <style:text-properties fo:color="#81a2be" style:font-name="inherit" fo:font-weight="normal"/>
    </style:style>
    <text:list-style style:name="L1">
      <text:list-level-style-bullet text:level="1" text:style-name="Bullet_20_Symbols" style:num-suffix="." text:bullet-char="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Configuration</text:h>
      <text:p text:style-name="P9"/>
      <text:p text:style-name="Standard"/>
      <text:p text:style-name="Standard"/>
      <text:h text:style-name="P2" text:outline-level="2"><text:bookmark text:name="Broker-options"/>Broker options</text:h>
      <text:p text:style-name="P8"/>
      <text:p text:style-name="P10"><text:span text:style-name="T2">These options can be used in </text:span><text:span text:style-name="Source_20_Text"><text:span text:style-name="T3">ServiceBroker</text:span></text:span><text:span text:style-name="Source_20_Text"><text:span text:style-name="T5"> </text:span></text:span><text:span text:style-name="T2">constructor or in </text:span><text:span text:style-name="Source_20_Text"><text:span text:style-name="T3">moleculer.config.js</text:span></text:span><text:span text:style-name="Source_20_Text"><text:span text:style-name="T5"> </text:span></text:span><text:span text:style-name="T2">file.</text:span></text:p>
      <text:p text:style-name="P11"><text:span text:style-name="T1"/></text:p>
      <text:p text:style-name="P10"><text:span text:style-name="Strong_20_Emphasis"><text:span text:style-name="T8">List of all available broker options:</text:span></text:span></text:p>
      <text:list xml:id="list111008078" text:style-name="L1">
        <text:list-item>
          <text:p text:style-name="P13"><text:span text:style-name="Strong_20_Emphasis"><text:span text:style-name="Source_20_Text"><text:span text:style-name="T4"><text:s/>namespace</text:span></text:span></text:span><text:span text:style-name="T11">: <text:s/></text:span><text:span text:style-name="Source_20_Text"><text:span text:style-name="T6">String</text:span></text:span><text:span text:style-name="Source_20_Text"><text:span text:style-name="T5"> </text:span></text:span><text:span text:style-name="T11">- Namespace of nodes to segment your nodes on the same network (e.g.: “development”, “staging”, “production”). </text:span><text:span text:style-name="Emphasis"><text:span text:style-name="T10">Default</text:span></text:span><text:span text:style-name="Emphasis"><text:span text:style-name="T13"> : </text:span></text:span><text:span text:style-name="Emphasis"><text:span text:style-name="Source_20_Text"><text:span text:style-name="T7">""</text:span></text:span></text:span></text:p>
        </text:list-item>
        <text:list-item>
          <text:p text:style-name="P12"><text:span text:style-name="Strong_20_Emphasis"><text:span text:style-name="Source_20_Text"><text:span text:style-name="T4"><text:s/>nodeID</text:span></text:span></text:span><text:span text:style-name="T11">: </text:span><text:span text:style-name="Source_20_Text"><text:span text:style-name="T5">String </text:span></text:span><text:span text:style-name="T11">- Unique node identifier. Must be unique in a namespace. If not the broker will throw a fatal error and stop the process. </text:span><text:span text:style-name="Emphasis"><text:span text:style-name="T10">Default</text:span></text:span><text:span text:style-name="Emphasis"><text:span text:style-name="T15"> </text:span></text:span><text:span text:style-name="Emphasis"><text:span text:style-name="T13">:</text:span></text:span><text:span text:style-name="Emphasis"><text:span text:style-name="T15"> hostname + PID</text:span></text:span></text:p>
        </text:list-item>
        <text:list-item>
          <text:p text:style-name="P12"><text:span text:style-name="Strong_20_Emphasis"><text:span text:style-name="Source_20_Text"><text:span text:style-name="T4"><text:s/>logger</text:span></text:span></text:span><text:span text:style-name="T11">: </text:span><text:span text:style-name="Source_20_Text"><text:span text:style-name="T5">Boolean | String | Object | Array&lt;Object&gt; </text:span></text:span><text:span text:style-name="T11"><text:s/>- Logger class. By default, it prints message to the </text:span><text:span text:style-name="Source_20_Text"><text:span text:style-name="T5">console </text:span></text:span><text:span text:style-name="T11">. </text:span><text:span text:style-name="T9">_Default</text:span><text:span text:style-name="T11"> : </text:span><text:span text:style-name="Source_20_Text"><text:span text:style-name="T5">"Console"</text:span></text:span></text:p>
        </text:list-item>
        <text:list-item>
          <text:p text:style-name="P12"><text:span text:style-name="Strong_20_Emphasis"><text:span text:style-name="Source_20_Text"><text:span text:style-name="T4"><text:s/>logLevel</text:span></text:span></text:span><text:span text:style-name="T11">: </text:span><text:span text:style-name="Source_20_Text"><text:span text:style-name="T5">String | Object </text:span></text:span><text:span text:style-name="T11">- Log level for loggers (trace, debug, info, warn, error, fatal). <text:s/></text:span><text:span text:style-name="Emphasis"><text:span text:style-name="T10">Default</text:span></text:span><text:span text:style-name="Emphasis"><text:span text:style-name="T15"> </text:span></text:span><text:span text:style-name="Emphasis"><text:span text:style-name="T13">:</text:span></text:span><text:span text:style-name="Emphasis"><text:span text:style-name="T15"> </text:span></text:span><text:span text:style-name="Emphasis"><text:span text:style-name="Source_20_Text"><text:span text:style-name="T7">info</text:span></text:span></text:span></text:p>
        </text:list-item>
        <text:list-item>
          <text:p text:style-name="P12"><text:span text:style-name="Strong_20_Emphasis"><text:span text:style-name="Source_20_Text"><text:span text:style-name="T4"><text:s/>transporter</text:span></text:span></text:span><text:span text:style-name="T11">: </text:span><text:span text:style-name="Source_20_Text"><text:span text:style-name="T5">String | Object | Transporter </text:span></text:span><text:span text:style-name="T11">- Transporter configuration. </text:span><text:span text:style-name="Emphasis"><text:span text:style-name="T10">Default</text:span></text:span><text:span text:style-name="Emphasis"><text:span text:style-name="T15"> : </text:span></text:span><text:span text:style-name="Emphasis"><text:span text:style-name="Source_20_Text"><text:span text:style-name="T7">null</text:span></text:span></text:span></text:p>
        </text:list-item>
        <text:list-item>
          <text:p text:style-name="P12"><text:span text:style-name="Strong_20_Emphasis"><text:span text:style-name="Source_20_Text"><text:span text:style-name="T4"><text:s/>requestTimeout</text:span></text:span></text:span><text:span text:style-name="T11">: <text:s/></text:span><text:span text:style-name="Source_20_Text"><text:span text:style-name="T5">Number </text:span></text:span><text:span text:style-name="T11">- Number of milliseconds to wait before reject a request with a </text:span><text:span text:style-name="Source_20_Text"><text:span text:style-name="T5">RequestTimeout </text:span></text:span><text:span text:style-name="T11">error. Disabled : <text:s/></text:span><text:span text:style-name="Source_20_Text"><text:span text:style-name="T5">0</text:span></text:span><text:span text:style-name="Source_20_Text"><text:span text:style-name="T12"> </text:span></text:span><text:span text:style-name="Emphasis"><text:span text:style-name="T10">Default </text:span></text:span><text:span text:style-name="Emphasis"><text:span text:style-name="T14">:</text:span></text:span><text:span text:style-name="Emphasis"><text:span text:style-name="T16"> </text:span></text:span><text:span text:style-name="Emphasis"><text:span text:style-name="Source_20_Text"><text:span text:style-name="T7">0</text:span></text:span></text:span></text:p>
        </text:list-item>
        <text:list-item>
          <text:p text:style-name="P12"><text:span text:style-name="Strong_20_Emphasis"><text:span text:style-name="Source_20_Text"><text:span text:style-name="T4"><text:s/>retryPolicy</text:span></text:span></text:span><text:span text:style-name="T11">: </text:span><text:span text:style-name="Source_20_Text"><text:span text:style-name="T5">Object </text:span></text:span><text:span text:style-name="T11">- Retry policy configuration.</text:span></text:p>
        </text:list-item>
        <text:list-item>
          <text:p text:style-name="P12"><text:span text:style-name="Strong_20_Emphasis"><text:span text:style-name="Source_20_Text"><text:span text:style-name="T4"><text:s/>ContextParamsCloning</text:span></text:span></text:span><text:span text:style-name="T11">: </text:span><text:span text:style-name="Source_20_Text"><text:span text:style-name="T5">Boolean </text:span></text:span><text:span text:style-name="T11">- Cloning the </text:span><text:span text:style-name="Source_20_Text"><text:span text:style-name="T5">params </text:span></text:span><text:span text:style-name="T11">of context if enabled. </text:span><text:span text:style-name="Emphasis"><text:span text:style-name="T14">High performance impact. Use it with caution!</text:span></text:span><text:span text:style-name="Emphasis"><text:span text:style-name="T12"> </text:span></text:span><text:span text:style-name="Emphasis"><text:span text:style-name="T10">Default</text:span></text:span><text:span text:style-name="Emphasis"><text:span text:style-name="T15"> </text:span></text:span><text:span text:style-name="Emphasis"><text:span text:style-name="T13">:</text:span></text:span><text:span text:style-name="Emphasis"><text:span text:style-name="T15"> </text:span></text:span><text:span text:style-name="Emphasis"><text:span text:style-name="Source_20_Text"><text:span text:style-name="T7">false</text:span></text:span></text:span></text:p>
        </text:list-item>
        <text:list-item>
          <text:p text:style-name="P12"><text:span text:style-name="Strong_20_Emphasis"><text:span text:style-name="Source_20_Text"><text:span text:style-name="T4"><text:s/>dependencyInterval</text:span></text:span></text:span><text:span text:style-name="T11">: Configurable interval (defined in </text:span><text:span text:style-name="Source_20_Text"><text:span text:style-name="T5">ms</text:span></text:span><text:span text:style-name="T11">) that’s used by the services while waiting for dependency services. </text:span><text:span text:style-name="Emphasis"><text:span text:style-name="T10">Default</text:span></text:span><text:span text:style-name="Emphasis"><text:span text:style-name="T13"> : </text:span></text:span><text:span text:style-name="Emphasis"><text:span text:style-name="Source_20_Text"><text:span text:style-name="T7">1000</text:span></text:span></text:span></text:p>
        </text:list-item>
        <text:list-item>
          <text:p text:style-name="P12"><text:span text:style-name="Strong_20_Emphasis"><text:span text:style-name="Source_20_Text"><text:span text:style-name="T4"><text:s/>maxCallLevel</text:span></text:span></text:span><text:span text:style-name="T11">: </text:span><text:span text:style-name="Source_20_Text"><text:span text:style-name="T5">Number </text:span></text:span><text:span text:style-name="T11">- Limit of calling level. If it reaches the limit, broker will throw an </text:span><text:span text:style-name="Source_20_Text"><text:span text:style-name="T5">MaxCallLevelError </text:span></text:span><text:span text:style-name="T11">error. </text:span><text:span text:style-name="Emphasis"><text:span text:style-name="T13">(Infinite loop protection) </text:span></text:span><text:span text:style-name="Emphasis"><text:span text:style-name="T10">Default</text:span></text:span><text:span text:style-name="Emphasis"><text:span text:style-name="T13"> : </text:span></text:span><text:span text:style-name="Emphasis"><text:span text:style-name="Source_20_Text"><text:span text:style-name="T7">0</text:span></text:span></text:span></text:p>
        </text:list-item>
        <text:list-item>
          <text:p text:style-name="P12"><text:span text:style-name="Strong_20_Emphasis"><text:span text:style-name="Source_20_Text"><text:span text:style-name="T4"><text:s/>heartbeatInterval</text:span></text:span></text:span><text:span text:style-name="T11">: </text:span><text:span text:style-name="Source_20_Text"><text:span text:style-name="T5">Number </text:span></text:span><text:span text:style-name="T11">- Number of seconds to send heartbeat packet to other nodes. </text:span><text:span text:style-name="Emphasis"><text:span text:style-name="T10">Default</text:span></text:span><text:span text:style-name="Emphasis"><text:span text:style-name="T13"> : </text:span></text:span><text:span text:style-name="Emphasis"><text:span text:style-name="Source_20_Text"><text:span text:style-name="T7">5</text:span></text:span></text:span></text:p>
          <text:p text:style-name="P12"><text:span text:style-name="Source_20_Text"><text:span text:style-name="T4"/></text:span></text:p>
          <text:p text:style-name="P12"><text:soft-page-break/><text:span text:style-name="Source_20_Text"><text:span text:style-name="T4"/></text:span></text:p>
        </text:list-item>
        <text:list-item>
          <text:p text:style-name="P12"><text:span text:style-name="Strong_20_Emphasis"><text:span text:style-name="Source_20_Text"><text:span text:style-name="T4"><text:s/>heartbeatTimeout</text:span></text:span></text:span><text:span text:style-name="T11">: </text:span><text:span text:style-name="Source_20_Text"><text:span text:style-name="T5">Number</text:span></text:span><text:span text:style-name="T11">- Number of seconds to wait before setting remote nodes to unavailable status in Registry. </text:span><text:span text:style-name="Emphasis"><text:span text:style-name="T10">Default</text:span></text:span><text:span text:style-name="Emphasis"><text:span text:style-name="T13"> :</text:span></text:span><text:span text:style-name="Emphasis"><text:span text:style-name="Source_20_Text"><text:span text:style-name="T7">15</text:span></text:span></text:span></text:p>
        </text:list-item>
        <text:list-item>
          <text:p text:style-name="P12"><text:span text:style-name="Strong_20_Emphasis"><text:span text:style-name="Source_20_Text"><text:span text:style-name="T4"><text:s/>tracking</text:span></text:span></text:span><text:span text:style-name="T11">: </text:span><text:span text:style-name="Source_20_Text"><text:span text:style-name="T5">Object</text:span></text:span><text:span text:style-name="T11">- Tracking requests and waiting for running requests before shutdowning. </text:span><text:span text:style-name="Emphasis"><text:span text:style-name="T13">(Graceful shutdown)</text:span></text:span><text:span text:style-name="T11">.</text:span></text:p>
        </text:list-item>
        <text:list-item>
          <text:p text:style-name="P12"><text:span text:style-name="Strong_20_Emphasis"><text:span text:style-name="Source_20_Text"><text:span text:style-name="T4"><text:s/>disableBalancer</text:span></text:span></text:span><text:span text:style-name="T11">: Boolean - Disable built-in request &amp; emit balancer. </text:span><text:span text:style-name="Emphasis"><text:span text:style-name="T13">Transporter must support it, as well. </text:span></text:span><text:span text:style-name="Emphasis"><text:span text:style-name="T10">Default</text:span></text:span><text:span text:style-name="Emphasis"><text:span text:style-name="T13"> : </text:span></text:span><text:span text:style-name="Emphasis"><text:span text:style-name="Source_20_Text"><text:span text:style-name="T7">false</text:span></text:span></text:span></text:p>
        </text:list-item>
        <text:list-item>
          <text:p text:style-name="P12"><text:span text:style-name="Strong_20_Emphasis"><text:span text:style-name="Source_20_Text"><text:span text:style-name="T4"><text:s/>registry</text:span></text:span></text:span><text:span text:style-name="T11">: </text:span><text:span text:style-name="Source_20_Text"><text:span text:style-name="T5">Object </text:span></text:span><text:span text:style-name="T11">- Settings of </text:span><text:span text:style-name="T17">Service Registry</text:span><text:span text:style-name="T11">.</text:span></text:p>
        </text:list-item>
        <text:list-item>
          <text:p text:style-name="P12"><text:span text:style-name="Strong_20_Emphasis"><text:span text:style-name="Source_20_Text"><text:span text:style-name="T4"><text:s/>CircuitBreaker</text:span></text:span></text:span><text:span text:style-name="T11">: </text:span><text:span text:style-name="Source_20_Text"><text:span text:style-name="T5">Object </text:span></text:span><text:span text:style-name="T11">- Settings of </text:span><text:span text:style-name="T17">Circuit Breaker</text:span><text:span text:style-name="T11">.</text:span></text:p>
        </text:list-item>
        <text:list-item>
          <text:p text:style-name="P12"><text:span text:style-name="Strong_20_Emphasis"><text:span text:style-name="Source_20_Text"><text:span text:style-name="T4"><text:s/>Bulkhead</text:span></text:span></text:span><text:span text:style-name="T11">: </text:span><text:span text:style-name="Source_20_Text"><text:span text:style-name="T5">Object </text:span></text:span><text:span text:style-name="T11">- Settings of </text:span><text:span text:style-name="T17">bulkhead</text:span><text:span text:style-name="T11">.</text:span></text:p>
        </text:list-item>
        <text:list-item>
          <text:p text:style-name="P12"><text:span text:style-name="Strong_20_Emphasis"><text:span text:style-name="Source_20_Text"><text:span text:style-name="T4"><text:s/></text:span></text:span></text:span><text:span text:style-name="Strong_20_Emphasis"><text:span text:style-name="Source_20_Text"><text:span text:style-name="T18">transit.maxQueueSize</text:span></text:span></text:span><text:span text:style-name="T23">: </text:span><text:span text:style-name="Source_20_Text"><text:span text:style-name="T19">Number </text:span></text:span><text:span text:style-name="T23">- A protection against inordinate memory usages when there are too many outgoing requests. If there are more than </text:span><text:span text:style-name="Emphasis"><text:span text:style-name="T28">stated </text:span></text:span><text:span text:style-name="T23">outgoing live requests, the new requests will be rejected with </text:span><text:span text:style-name="Source_20_Text"><text:span text:style-name="T19">QueueIsFullError </text:span></text:span><text:span text:style-name="T23">error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50000</text:span></text:span></text:span></text:p>
        </text:list-item>
        <text:list-item>
          <text:p text:style-name="P12"><text:span text:style-name="Strong_20_Emphasis"><text:span text:style-name="Source_20_Text"><text:span text:style-name="T18"><text:s/>transit.maxChunkSize:</text:span></text:span></text:span><text:span text:style-name="Strong_20_Emphasis"><text:span text:style-name="Source_20_Text"><text:span text:style-name="T24"> </text:span></text:span></text:span><text:span text:style-name="Source_20_Text"><text:span text:style-name="T19">Number </text:span></text:span><text:span text:style-name="T23">- Maximum chunk size while streaming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256KB</text:span></text:span></text:span></text:p>
        </text:list-item>
        <text:list-item>
          <text:p text:style-name="P12"><text:span text:style-name="Strong_20_Emphasis"><text:span text:style-name="Source_20_Text"><text:span text:style-name="T18"><text:s/>transit.disableReconnect</text:span></text:span></text:span><text:span text:style-name="T23">: </text:span><text:span text:style-name="Source_20_Text"><text:span text:style-name="T19">Boolean </text:span></text:span><text:span text:style-name="T23">- Disables the reconnection logic while starting a broker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false</text:span></text:span></text:span></text:p>
        </text:list-item>
        <text:list-item>
          <text:p text:style-name="P12"><text:span text:style-name="Strong_20_Emphasis"><text:span text:style-name="Source_20_Text"><text:span text:style-name="T18"><text:s/>transit.disableVersionCheck</text:span></text:span></text:span><text:span text:style-name="T23">: </text:span><text:span text:style-name="Source_20_Text"><text:span text:style-name="T19">Boolean </text:span></text:span><text:span text:style-name="T23">- Disable protocol version checking logic in Transit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false</text:span></text:span></text:span></text:p>
        </text:list-item>
        <text:list-item>
          <text:p text:style-name="P12"><text:span text:style-name="Strong_20_Emphasis"><text:span text:style-name="Source_20_Text"><text:span text:style-name="T18"><text:s/>transit.packetLogFilter</text:span></text:span></text:span><text:span text:style-name="T23">: </text:span><text:span text:style-name="Source_20_Text"><text:span text:style-name="T19">Array </text:span></text:span><text:span text:style-name="T23">- Filters out the packets in debug log messages. It can be useful to filter out the </text:span><text:span text:style-name="Source_20_Text"><text:span text:style-name="T19">HEARTBEAT </text:span></text:span><text:span text:style-name="T23">packets while debugging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[]</text:span></text:span></text:span></text:p>
        </text:list-item>
        <text:list-item>
          <text:p text:style-name="P12"><text:span text:style-name="Strong_20_Emphasis"><text:span text:style-name="Source_20_Text"><text:span text:style-name="T18"><text:s/>uidGenerator</text:span></text:span></text:span><text:span text:style-name="T23">: </text:span><text:span text:style-name="Source_20_Text"><text:span text:style-name="T19">Function </text:span></text:span><text:span text:style-name="T23">- Custom UID generator function for Context ID.</text:span></text:p>
        </text:list-item>
        <text:list-item>
          <text:p text:style-name="P12"><text:span text:style-name="Strong_20_Emphasis"><text:span text:style-name="Source_20_Text"><text:span text:style-name="T18"><text:s/>ErrorHandler</text:span></text:span></text:span><text:span text:style-name="T23">: </text:span><text:span text:style-name="Source_20_Text"><text:span text:style-name="T19">Function</text:span></text:span><text:span text:style-name="T23">- </text:span><text:span text:style-name="T17">Global error handler </text:span><text:span text:style-name="T23">function.</text:span></text:p>
        </text:list-item>
        <text:list-item>
          <text:p text:style-name="P12"><text:span text:style-name="Strong_20_Emphasis"><text:span text:style-name="Source_20_Text"><text:span text:style-name="T18"><text:s/>Cacher</text:span></text:span></text:span><text:span text:style-name="T23">: </text:span><text:span text:style-name="Source_20_Text"><text:span text:style-name="T19">String | Object | Cacher </text:span></text:span><text:span text:style-name="T23">- Cacher settings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null</text:span></text:span></text:span></text:p>
        </text:list-item>
        <text:list-item>
          <text:p text:style-name="P12"><text:span text:style-name="Strong_20_Emphasis"><text:span text:style-name="Source_20_Text"><text:span text:style-name="T18"><text:s/>serializer</text:span></text:span></text:span><text:span text:style-name="T23">: </text:span><text:span text:style-name="Source_20_Text"><text:span text:style-name="T19">String | Serializer </text:span></text:span><text:span text:style-name="T23">- Instance of serializer. </text:span><text:span text:style-name="Emphasis"><text:span text:style-name="T27">Default </text:span></text:span><text:span text:style-name="Emphasis"><text:span text:style-name="T26">:</text:span></text:span><text:span text:style-name="Emphasis"><text:span text:style-name="T28"> </text:span></text:span><text:span text:style-name="Emphasis"><text:span text:style-name="Source_20_Text"><text:span text:style-name="T20">JSONSerializer</text:span></text:span></text:span></text:p>
        </text:list-item>
        <text:list-item>
          <text:p text:style-name="P12"><text:span text:style-name="Strong_20_Emphasis"><text:span text:style-name="Source_20_Text"><text:span text:style-name="T18"><text:s/>validator </text:span></text:span></text:span><text:span text:style-name="T23">: </text:span><text:span text:style-name="Source_20_Text"><text:span text:style-name="T19">Boolean | Validator </text:span></text:span><text:span text:style-name="T23">- Enable the default or create custom </text:span><text:span text:style-name="T17">parameters validation</text:span><text:span text:style-name="T23">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true</text:span></text:span></text:span></text:p>
        </text:list-item>
        <text:list-item>
          <text:p text:style-name="P12"><text:span text:style-name="Strong_20_Emphasis"><text:span text:style-name="Source_20_Text"><text:span text:style-name="T18"><text:s/>metrics</text:span></text:span></text:span><text:span text:style-name="T23">: </text:span><text:span text:style-name="Source_20_Text"><text:span text:style-name="T19">Boolean | Object </text:span></text:span><text:span text:style-name="T23">- Enable &amp; configure </text:span><text:span text:style-name="T17">metrics </text:span><text:span text:style-name="T23">feature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false</text:span></text:span></text:span></text:p>
        </text:list-item>
        <text:list-item>
          <text:p text:style-name="P12"><text:soft-page-break/><text:span text:style-name="Strong_20_Emphasis"><text:span text:style-name="Source_20_Text"><text:span text:style-name="T18"><text:s/>tracing</text:span></text:span></text:span><text:span text:style-name="T23">: </text:span><text:span text:style-name="Source_20_Text"><text:span text:style-name="T19">Boolean | Object </text:span></text:span><text:span text:style-name="T23">- Enable &amp; configure </text:span><text:span text:style-name="T17">tracing </text:span><text:span text:style-name="T23">feature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false</text:span></text:span></text:span></text:p>
        </text:list-item>
        <text:list-item>
          <text:p text:style-name="P12"><text:span text:style-name="Strong_20_Emphasis"><text:span text:style-name="Source_20_Text"><text:span text:style-name="T18"><text:s/>internalServices</text:span></text:span></text:span><text:span text:style-name="T23">: </text:span><text:span text:style-name="Source_20_Text"><text:span text:style-name="T19">Boolean | Object –</text:span></text:span><text:span text:style-name="T23"> Register </text:span><text:span text:style-name="T17">internal services </text:span><text:span text:style-name="T23">at start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true</text:span></text:span></text:span></text:p>
        </text:list-item>
        <text:list-item>
          <text:p text:style-name="P12"><text:span text:style-name="Strong_20_Emphasis"><text:span text:style-name="Source_20_Text"><text:span text:style-name="T18"><text:s/>internalServices.$node –</text:span></text:span></text:span><text:span text:style-name="T23"> </text:span><text:span text:style-name="Source_20_Text"><text:span text:style-name="T19">Object </text:span></text:span><text:span text:style-name="T23">- Extend internal services with </text:span><text:span text:style-name="T17">custom actions</text:span><text:span text:style-name="T23">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null</text:span></text:span></text:span></text:p>
        </text:list-item>
        <text:list-item>
          <text:p text:style-name="P12"><text:span text:style-name="Strong_20_Emphasis"><text:span text:style-name="Source_20_Text"><text:span text:style-name="T18"><text:s/>internalMiddlewares</text:span></text:span></text:span><text:span text:style-name="T23">: </text:span><text:span text:style-name="Source_20_Text"><text:span text:style-name="T19">Boolean –</text:span></text:span><text:span text:style-name="T23"> Register </text:span><text:span text:style-name="T17">internal middlewares</text:span><text:span text:style-name="T23">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true</text:span></text:span></text:span></text:p>
        </text:list-item>
        <text:list-item>
          <text:p text:style-name="P12"><text:span text:style-name="Strong_20_Emphasis"><text:span text:style-name="Source_20_Text"><text:span text:style-name="T18"><text:s/>hotReload</text:span></text:span></text:span><text:span text:style-name="T23">: </text:span><text:span text:style-name="Source_20_Text"><text:span text:style-name="T19">Boolean </text:span></text:span><text:span text:style-name="T23">- Watch the loaded services and hot reload if they changed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false</text:span></text:span></text:span></text:p>
        </text:list-item>
        <text:list-item>
          <text:p text:style-name="P12"><text:span text:style-name="Strong_20_Emphasis"><text:span text:style-name="Source_20_Text"><text:span text:style-name="T18"><text:s/>middlewares</text:span></text:span></text:span><text:span text:style-name="T23">: </text:span><text:span text:style-name="Source_20_Text"><text:span text:style-name="T19">Array&lt;Object&gt; </text:span></text:span><text:span text:style-name="T23">- Register custom middlewares. </text:span><text:span text:style-name="Emphasis"><text:span text:style-name="T27">Default</text:span></text:span><text:span text:style-name="Emphasis"><text:span text:style-name="T26"> :</text:span></text:span><text:span text:style-name="Emphasis"><text:span text:style-name="T28"> </text:span></text:span><text:span text:style-name="Emphasis"><text:span text:style-name="Source_20_Text"><text:span text:style-name="T20">null</text:span></text:span></text:span></text:p>
        </text:list-item>
        <text:list-item>
          <text:p text:style-name="P12"><text:span text:style-name="Strong_20_Emphasis"><text:span text:style-name="Source_20_Text"><text:span text:style-name="T18"><text:s/>replCommands</text:span></text:span></text:span><text:span text:style-name="T23">: </text:span><text:span text:style-name="Source_20_Text"><text:span text:style-name="T19">Array&lt;Object&gt;</text:span></text:span><text:span text:style-name="T23">- Register custom REPL commands.</text:span><text:span text:style-name="T29">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null</text:span></text:span></text:span></text:p>
        </text:list-item>
        <text:list-item>
          <text:p text:style-name="P12"><text:span text:style-name="Strong_20_Emphasis"><text:span text:style-name="Source_20_Text"><text:span text:style-name="T18"><text:s/>metadata</text:span></text:span></text:span><text:span text:style-name="T23">: </text:span><text:span text:style-name="Source_20_Text"><text:span text:style-name="T19">Object </text:span></text:span><text:span text:style-name="T23">- Store custom values. </text:span><text:span text:style-name="Emphasis"><text:span text:style-name="T27">Default </text:span></text:span><text:span text:style-name="Emphasis"><text:span text:style-name="T26">: </text:span></text:span><text:span text:style-name="Emphasis"><text:span text:style-name="Source_20_Text"><text:span text:style-name="T20">null</text:span></text:span></text:span></text:p>
        </text:list-item>
        <text:list-item>
          <text:p text:style-name="P12"><text:span text:style-name="Strong_20_Emphasis"><text:span text:style-name="Source_20_Text"><text:span text:style-name="T18"><text:s/>skipProcessEventRegistration</text:span></text:span></text:span><text:span text:style-name="T23">: Boolean - Skip the </text:span><text:span text:style-name="T17">default </text:span><text:span text:style-name="T23">graceful shutdown event handlers. In this case, you have to register them manually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false</text:span></text:span></text:span></text:p>
        </text:list-item>
        <text:list-item>
          <text:p text:style-name="P12"><text:span text:style-name="Strong_20_Emphasis"><text:span text:style-name="Source_20_Text"><text:span text:style-name="T18"><text:s/>created</text:span></text:span></text:span><text:span text:style-name="T23">: </text:span><text:span text:style-name="Source_20_Text"><text:span text:style-name="T19">Function </text:span></text:span><text:span text:style-name="T23">- Fired when the broker created.</text:span><text:span text:style-name="T29">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null</text:span></text:span></text:span></text:p>
        </text:list-item>
        <text:list-item>
          <text:p text:style-name="P12"><text:span text:style-name="Strong_20_Emphasis"><text:span text:style-name="Source_20_Text"><text:span text:style-name="T18"><text:s/>started</text:span></text:span></text:span><text:span text:style-name="T23">: </text:span><text:span text:style-name="Source_20_Text"><text:span text:style-name="T19">Function </text:span></text:span><text:span text:style-name="T23">- Fired when the broker started </text:span><text:span text:style-name="Emphasis"><text:span text:style-name="T28">(all local services loaded &amp; transporter is connected)</text:span></text:span><text:span text:style-name="T23">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null</text:span></text:span></text:span></text:p>
        </text:list-item>
        <text:list-item>
          <text:p text:style-name="P12"><text:span text:style-name="Strong_20_Emphasis"><text:span text:style-name="Source_20_Text"><text:span text:style-name="T18"><text:s/>stopped</text:span></text:span></text:span><text:span text:style-name="T23">: </text:span><text:span text:style-name="Source_20_Text"><text:span text:style-name="T19">Function</text:span></text:span><text:span text:style-name="T23">- Fired when the broker stopped </text:span><text:span text:style-name="Emphasis"><text:span text:style-name="T28">(</text:span></text:span><text:span text:style-name="Emphasis"><text:span text:style-name="T26">all local services stopped &amp; transporter is disconnected)</text:span></text:span><text:span text:style-name="T25">. </text:span><text:span text:style-name="Emphasis"><text:span text:style-name="T27">Default </text:span></text:span><text:span text:style-name="Emphasis"><text:span text:style-name="T26">: </text:span></text:span><text:span text:style-name="Emphasis"><text:span text:style-name="Source_20_Text"><text:span text:style-name="T20">null</text:span></text:span></text:span></text:p>
        </text:list-item>
        <text:list-item>
          <text:p text:style-name="P12"><text:span text:style-name="Strong_20_Emphasis"><text:span text:style-name="Source_20_Text"><text:span text:style-name="T18"><text:s/>ServiceFactory</text:span></text:span></text:span><text:span text:style-name="T23">: </text:span><text:span text:style-name="Source_20_Text"><text:span text:style-name="T19">ServiceClass –</text:span></text:span><text:span text:style-name="T23"> Custom </text:span><text:span text:style-name="Source_20_Text"><text:span text:style-name="T19">Service </text:span></text:span><text:span text:style-name="T23">class. If not </text:span><text:span text:style-name="Source_20_Text"><text:span text:style-name="T19">null</text:span></text:span><text:span text:style-name="T23">, broker will use it when creating services by service schema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null</text:span></text:span></text:span></text:p>
        </text:list-item>
        <text:list-item>
          <text:p text:style-name="P14"><text:span text:style-name="Strong_20_Emphasis"><text:span text:style-name="Source_20_Text"><text:span text:style-name="T18"><text:s/>ContextFactory</text:span></text:span></text:span><text:span text:style-name="T23">: </text:span><text:span text:style-name="Source_20_Text"><text:span text:style-name="T19">ContextClass –</text:span></text:span><text:span text:style-name="T23"> Custom </text:span><text:span text:style-name="Source_20_Text"><text:span text:style-name="T19">Context </text:span></text:span><text:span text:style-name="T23">class. If not </text:span><text:span text:style-name="Source_20_Text"><text:span text:style-name="T19">null</text:span></text:span><text:span text:style-name="T23">, broker will use it when creating contexts for requests &amp; events. </text:span><text:span text:style-name="Emphasis"><text:span text:style-name="T27">Default</text:span></text:span><text:span text:style-name="Emphasis"><text:span text:style-name="T26"> : </text:span></text:span><text:span text:style-name="Emphasis"><text:span text:style-name="Source_20_Text"><text:span text:style-name="T20">null</text:span></text:span></text:span></text:p>
        </text:list-item>
      </text:list>
      <text:h text:style-name="P3" text:outline-level="3"><text:bookmark text:name="Full-options-object"/>Full options object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{</text:p>
            <text:p text:style-name="P5"><text:s text:c="4"/><text:span text:style-name="T31">namespace: "dev",</text:span></text:p>
            <text:p text:style-name="P5"><text:s text:c="4"/><text:span text:style-name="T31">nodeID: "node-25",</text:span></text:p>
            <text:p text:style-name="P5"><text:s text:c="4"/><text:span text:style-name="T31">logger: true,</text:span></text:p>
            <text:p text:style-name="P5"><text:s text:c="4"/><text:span text:style-name="T31">logLevel: "info",</text:span></text:p>
            <text:p text:style-name="P5"><text:soft-page-break/><text:s text:c="4"/><text:span text:style-name="T31">logFormatter: "default",</text:span></text:p>
            <text:p text:style-name="P5"><text:s text:c="4"/><text:span text:style-name="T31">logObjectPrinter: null,</text:span></text:p>
            <text:p text:style-name="P5"><text:s text:c="4"/><text:span text:style-name="T31">transporter: "nats://localhost:4222",</text:span></text:p>
            <text:p text:style-name="P5"><text:s text:c="4"/><text:span text:style-name="T31">requestTimeout: 5000,</text:span></text:p>
            <text:p text:style-name="P5"><text:s text:c="4"/><text:span text:style-name="T31">retryPolicy: {</text:span></text:p>
            <text:p text:style-name="P5"><text:s text:c="8"/><text:span text:style-name="T31">enabled: true,</text:span></text:p>
            <text:p text:style-name="P5"><text:s text:c="8"/><text:span text:style-name="T31">retries: 5,</text:span></text:p>
            <text:p text:style-name="P5"><text:s text:c="8"/><text:span text:style-name="T31">delay: 100,</text:span></text:p>
            <text:p text:style-name="P5"><text:s text:c="8"/><text:span text:style-name="T31">maxDelay: 1000,</text:span></text:p>
            <text:p text:style-name="P5"><text:s text:c="8"/><text:span text:style-name="T31">factor: 2,</text:span></text:p>
            <text:p text:style-name="P5"><text:s text:c="8"/><text:span text:style-name="T31">check: err =&gt; err &amp;&amp; !!err.retryable</text:span></text:p>
            <text:p text:style-name="P5"><text:s text:c="4"/><text:span text:style-name="T31">},</text:span></text:p>
            <text:p text:style-name="P5"><text:s text:c="4"/><text:span text:style-name="T31">contextParamsCloning: false,</text:span></text:p>
            <text:p text:style-name="P5"><text:s text:c="4"/><text:span text:style-name="T31">maxCallLevel: 100,</text:span></text:p>
            <text:p text:style-name="P5"><text:s text:c="4"/><text:span text:style-name="T31">heartbeatInterval: 5,</text:span></text:p>
            <text:p text:style-name="P5"><text:s text:c="4"/><text:span text:style-name="T31">heartbeatTimeout: 15,</text:span></text:p>
            <text:p text:style-name="P5"><text:s text:c="4"/></text:p>
            <text:p text:style-name="P5"><text:s text:c="4"/><text:span text:style-name="T31">tracking: {</text:span></text:p>
            <text:p text:style-name="P5"><text:s text:c="8"/><text:span text:style-name="T31">enabled: true,</text:span></text:p>
            <text:p text:style-name="P5"><text:s text:c="8"/><text:span text:style-name="T31">shutdownTimeout: 5000,</text:span></text:p>
            <text:p text:style-name="P5"><text:s text:c="4"/><text:span text:style-name="T31">},</text:span></text:p>
            <text:p text:style-name="P5"><text:s text:c="4"/><text:span text:style-name="T31">disableBalancer: false,</text:span></text:p>
            <text:p text:style-name="P5"><text:s text:c="4"/><text:span text:style-name="T31">registry: {</text:span></text:p>
            <text:p text:style-name="P5"><text:s text:c="8"/><text:span text:style-name="T31">strategy: "RoundRobin",</text:span></text:p>
            <text:p text:style-name="P5"><text:s text:c="8"/><text:span text:style-name="T31">preferLocal: true</text:span></text:p>
            <text:p text:style-name="P5"><text:s text:c="4"/><text:span text:style-name="T31">},</text:span></text:p>
            <text:p text:style-name="P5"><text:s text:c="4"/><text:span text:style-name="T31">circuitBreaker: {</text:span></text:p>
            <text:p text:style-name="P5"><text:s text:c="8"/><text:span text:style-name="T31">enabled: true,</text:span></text:p>
            <text:p text:style-name="P5"><text:s text:c="8"/><text:span text:style-name="T31">threshold: 0.5,</text:span></text:p>
            <text:p text:style-name="P5"><text:s text:c="8"/><text:span text:style-name="T31">windowTime: 60,</text:span></text:p>
            <text:p text:style-name="P5"><text:s text:c="8"/><text:span text:style-name="T31">minRequestCount: 20,</text:span></text:p>
            <text:p text:style-name="P5"><text:s text:c="8"/><text:span text:style-name="T31">halfOpenTime: 10 * 1000,</text:span></text:p>
            <text:p text:style-name="P5"><text:s text:c="8"/><text:span text:style-name="T31">check: err =&gt; err &amp;&amp; err.code &gt;= 500</text:span></text:p>
            <text:p text:style-name="P5"><text:s text:c="4"/><text:span text:style-name="T31">}, <text:s text:c="2"/></text:span></text:p>
            <text:p text:style-name="P5"><text:s text:c="4"/><text:span text:style-name="T31">bulkhead: {</text:span></text:p>
            <text:p text:style-name="P5"><text:s text:c="8"/><text:span text:style-name="T31">enabled: true,</text:span></text:p>
            <text:p text:style-name="P5"><text:s text:c="8"/><text:span text:style-name="T31">concurrency: 10,</text:span></text:p>
            <text:p text:style-name="P5"><text:s text:c="8"/><text:span text:style-name="T31">maxQueueSize: 100,</text:span></text:p>
            <text:p text:style-name="P5"><text:s text:c="4"/><text:span text:style-name="T31">},</text:span></text:p>
            <text:p text:style-name="P5"><text:span text:style-name="T31"/></text:p>
            <text:p text:style-name="P5"><text:span text:style-name="T31"/></text:p>
            <text:p text:style-name="P5"><text:span text:style-name="T31"/></text:p>
            <text:p text:style-name="P6"><text:span text:style-name="T31"/></text:p>
            <text:p text:style-name="P5"><text:s text:c="4"/><text:span text:style-name="T31">transit: {</text:span></text:p>
            <text:p text:style-name="P5"><text:soft-page-break/><text:s text:c="8"/><text:span text:style-name="T31">maxQueueSize: 50 * 1000,</text:span></text:p>
            <text:p text:style-name="P5"><text:s text:c="8"/><text:span text:style-name="T31">disableReconnect: false,</text:span></text:p>
            <text:p text:style-name="P5"><text:s text:c="8"/><text:span text:style-name="T31">disableVersionCheck: false,</text:span></text:p>
            <text:p text:style-name="P5"><text:s text:c="8"/><text:span text:style-name="T31">packetLogFilter: ["HEARTBEAT"]</text:span></text:p>
            <text:p text:style-name="P5"><text:s text:c="4"/><text:span text:style-name="T31">},</text:span></text:p>
            <text:p text:style-name="P5"><text:s text:c="4"/><text:span text:style-name="T31">uidGenerator: null,</text:span></text:p>
            <text:p text:style-name="P5"><text:s text:c="4"/><text:span text:style-name="T31">errorHandler: null,</text:span></text:p>
            <text:p text:style-name="P5"><text:s text:c="4"/></text:p>
            <text:p text:style-name="P5"><text:s text:c="4"/><text:span text:style-name="T31">cacher: "MemoryLRU",</text:span></text:p>
            <text:p text:style-name="P5"><text:s text:c="4"/><text:span text:style-name="T31">serializer: "JSON",</text:span></text:p>
            <text:p text:style-name="P5"><text:s text:c="4"/><text:span text:style-name="T31">validator: true,</text:span></text:p>
            <text:p text:style-name="P5"><text:s text:c="4"/><text:span text:style-name="T31">metrics: {</text:span></text:p>
            <text:p text:style-name="P5"><text:s text:c="8"/><text:span text:style-name="T31">enabled: true,</text:span></text:p>
            <text:p text:style-name="P5"><text:s text:c="8"/><text:span text:style-name="T31">reporter: [</text:span></text:p>
            <text:p text:style-name="P5"><text:s text:c="12"/><text:span text:style-name="T31">"Console"</text:span></text:p>
            <text:p text:style-name="P5"><text:s text:c="8"/><text:span text:style-name="T31">]</text:span></text:p>
            <text:p text:style-name="P5"><text:s text:c="4"/><text:span text:style-name="T31">},</text:span></text:p>
            <text:p text:style-name="P5"><text:s text:c="4"/><text:span text:style-name="T31">tracing: {</text:span></text:p>
            <text:p text:style-name="P5"><text:s text:c="8"/><text:span text:style-name="T31">enabled: true,</text:span></text:p>
            <text:p text:style-name="P5"><text:s text:c="8"/><text:span text:style-name="T31">exporter: [</text:span></text:p>
            <text:p text:style-name="P5"><text:s text:c="12"/><text:span text:style-name="T31">"Console"</text:span></text:p>
            <text:p text:style-name="P5"><text:s text:c="8"/><text:span text:style-name="T31">]</text:span></text:p>
            <text:p text:style-name="P5"><text:s text:c="4"/><text:span text:style-name="T31">},</text:span></text:p>
            <text:p text:style-name="P5"><text:s text:c="4"/><text:span text:style-name="T31">internalServices: true,</text:span></text:p>
            <text:p text:style-name="P5"><text:s text:c="4"/><text:span text:style-name="T31">internalMiddlewares: true,</text:span></text:p>
            <text:p text:style-name="P5"><text:s text:c="4"/><text:span text:style-name="T31">hotReload: true,</text:span></text:p>
            <text:p text:style-name="P5"><text:s text:c="4"/><text:span text:style-name="T31">middlewares: ["MyMiddleware"],</text:span></text:p>
            <text:p text:style-name="P5"><text:s text:c="4"/><text:span text:style-name="T31">replCommands: [],</text:span></text:p>
            <text:p text:style-name="P5"><text:s text:c="4"/><text:span text:style-name="T31">metadata: {</text:span></text:p>
            <text:p text:style-name="P5"><text:s text:c="8"/><text:span text:style-name="T31">region: "eu-west1"</text:span></text:p>
            <text:p text:style-name="P5"><text:s text:c="4"/><text:span text:style-name="T31">},</text:span></text:p>
            <text:p text:style-name="P5"><text:s text:c="4"/><text:span text:style-name="T31">skipProcessEventRegistration: false,</text:span></text:p>
            <text:p text:style-name="P5"><text:s text:c="4"/><text:span text:style-name="T31">ServiceFactory: null,</text:span></text:p>
            <text:p text:style-name="P5"><text:s text:c="4"/><text:span text:style-name="T31">ContextFactory: null,</text:span></text:p>
            <text:p text:style-name="P5"><text:s text:c="4"/><text:span text:style-name="T31">created(broker) {},</text:span></text:p>
            <text:p text:style-name="P5"><text:s text:c="4"/><text:span text:style-name="T31">started(broker) {},</text:span></text:p>
            <text:p text:style-name="P5"><text:s text:c="4"/><text:span text:style-name="T31">stopped(broker) {}</text:span></text:p>
            <text:p text:style-name="P4">}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'Source Sans Pro', 'Helvetica Neue', Arial, sans-serif"/>
    <style:font-face style:name="Lohit Devanagari1" svg:font-family="'Lohit Devanagari'"/>
    <style:font-face style:name="Roboto Mono" svg:font-family="'Roboto Mono', Monaco, Menlo, Consolas, monospace"/>
    <style:font-face style:name="Source Sans Pro" svg:font-family="'Source Sans Pro', 'Helvetica Neue'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1:02:24.443107056</meta:creation-date>
    <dc:date>2020-07-29T11:39:28.342179173</dc:date>
    <meta:editing-duration>PT13M48S</meta:editing-duration>
    <meta:editing-cycles>1</meta:editing-cycles>
    <meta:document-statistic meta:table-count="1" meta:image-count="0" meta:object-count="0" meta:page-count="5" meta:paragraph-count="132" meta:word-count="880" meta:character-count="6390" meta:non-whitespace-character-count="5167"/>
    <meta:generator>LibreOffice/6.4.4.2$Linux_X86_64 LibreOffice_project/40$Build-2</meta:generator>
  </office:meta>
</office:document-meta>
</file>